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815cm" fo:margin-left="0.162cm" fo:margin-right="0.021cm" table:align="margins"/>
    </style:style>
    <style:style style:name="Table1.A" style:family="table-column">
      <style:table-column-properties style:column-width="5.396cm" style:rel-column-width="21029*"/>
    </style:style>
    <style:style style:name="Table1.B" style:family="table-column">
      <style:table-column-properties style:column-width="3.23cm" style:rel-column-width="12587*"/>
    </style:style>
    <style:style style:name="Table1.C" style:family="table-column">
      <style:table-column-properties style:column-width="2.708cm" style:rel-column-width="10552*"/>
    </style:style>
    <style:style style:name="Table1.D" style:family="table-column">
      <style:table-column-properties style:column-width="2.667cm" style:rel-column-width="10394*"/>
    </style:style>
    <style:style style:name="Table1.E" style:family="table-column">
      <style:table-column-properties style:column-width="2.815cm" style:rel-column-width="10973*"/>
    </style:style>
    <style:style style:name="Tab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0c0c0" fo:padding="0.097cm" fo:border="0.002cm solid #000000">
        <style:background-image/>
      </style:table-cell-properties>
    </style:style>
    <style:style style:name="Table1.A2" style:family="table-cell">
      <style:table-cell-properties fo:background-color="#33cc66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b515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33cc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7.011cm" table:align="left"/>
    </style:style>
    <style:style style:name="Table2.A" style:family="table-column">
      <style:table-column-properties style:column-width="7.011cm"/>
    </style:style>
    <style:style style:name="Table2.A1" style:family="table-cell">
      <style:table-cell-properties fo:background-color="#33cc66" fo:padding="0.097cm" fo:border="0.002cm solid #000000">
        <style:background-image/>
      </style:table-cell-properties>
    </style:style>
    <style:style style:name="Table2.A2" style:family="table-cell">
      <style:table-cell-properties fo:background-color="#ff950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4" style:family="table-cell">
      <style:table-cell-properties fo:background-color="#99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5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3" style:family="paragraph" style:parent-style-name="Table_20_Contents">
      <style:text-properties style:font-name="Arial" fo:font-size="10pt" fo:font-style="italic" style:font-size-asian="8.75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8.75pt" style:font-style-asian="italic" style:font-size-complex="10pt" style:font-style-complex="italic"/>
    </style:style>
    <style:style style:name="P5" style:family="paragraph" style:parent-style-name="Table_20_Contents">
      <style:paragraph-properties fo:margin-left="-0.097cm" fo:margin-right="0.009cm" fo:text-indent="0.106cm" style:auto-text-indent="false"/>
      <style:text-properties style:font-name="Arial"/>
    </style:style>
    <style:style style:name="P6" style:family="paragraph" style:parent-style-name="Table_20_Contents">
      <style:paragraph-properties fo:margin-left="-0.097cm" fo:margin-right="0.009cm" fo:text-indent="0.106cm" style:auto-text-indent="false" fo:background-color="#ffb515">
        <style:background-image/>
      </style:paragraph-properties>
      <style:text-properties style:font-name="Arial"/>
    </style:style>
    <style:style style:name="P7" style:family="paragraph" style:parent-style-name="Table_20_Contents">
      <style:paragraph-properties fo:margin-left="-0.097cm" fo:margin-right="0.009cm" fo:text-indent="0.106cm" style:auto-text-indent="false" fo:background-color="#ff0000">
        <style:background-image/>
      </style:paragraph-properties>
      <style:text-properties style:font-name="Arial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style:font-name="Arial" fo:background-color="transparent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background-color="#33cc66">
        <style:background-image/>
      </style:paragraph-properties>
      <style:text-properties style:font-name="Arial"/>
    </style:style>
    <style:style style:name="P12" style:family="paragraph" style:parent-style-name="Table_20_Contents">
      <style:paragraph-properties fo:background-color="#33cc66">
        <style:background-image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background-color="#ffff00">
        <style:background-image/>
      </style:paragraph-properties>
      <style:text-properties style:font-name="Arial"/>
    </style:style>
    <style:style style:name="P14" style:family="paragraph" style:parent-style-name="Table_20_Contents">
      <style:paragraph-properties fo:background-color="#23b8dc">
        <style:background-image/>
      </style:paragraph-properties>
      <style:text-properties style:font-name="Arial"/>
    </style:style>
    <style:style style:name="P15" style:family="paragraph" style:parent-style-name="Table_20_Contents"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8.75pt" style:font-style-asian="italic" style:font-size-complex="10pt" style:font-style-complex="italic"/>
    </style:style>
    <style:style style:name="P17" style:family="paragraph" style:parent-style-name="Table_20_Contents">
      <style:paragraph-properties fo:background-color="#33cc66">
        <style:background-image/>
      </style:paragraph-properties>
      <style:text-properties style:font-name="Arial"/>
    </style:style>
    <style:style style:name="T1" style:family="text">
      <style:text-properties style:font-size-asian="10pt"/>
    </style:style>
    <style:style style:name="T2" style:family="text">
      <style:text-properties fo:font-size="10pt" fo:font-style="italic" style:font-size-asian="8.75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GET</text:p>
          </table:table-cell>
          <table:table-cell table:style-name="Table1.A1" office:value-type="string">
            <text:p text:style-name="P1">POST</text:p>
          </table:table-cell>
          <table:table-cell table:style-name="Table1.A1" office:value-type="string">
            <text:p text:style-name="P1">PUT</text:p>
          </table:table-cell>
          <table:table-cell table:style-name="Table1.E1" office:value-type="string">
            <text:p text:style-name="P1">DELETE</text:p>
          </table:table-cell>
        </table:table-row>
        <table:table-row>
          <table:table-cell table:style-name="Table1.A2" office:value-type="string">
            <text:p text:style-name="P1">/user/{username}</text:p>
          </table:table-cell>
          <table:table-cell table:style-name="Table1.B2" office:value-type="string">
            <text:p text:style-name="P8">Gets user informations</text:p>
          </table:table-cell>
          <table:table-cell table:style-name="Table1.B2" office:value-type="string">
            <text:p text:style-name="P8">Edit user info</text:p>
          </table:table-cell>
          <table:table-cell table:style-name="Table1.A2" office:value-type="string">
            <text:p text:style-name="P1">Adds new user</text:p>
            <text:p text:style-name="P3">password,</text:p>
            <text:p text:style-name="P3">real_name</text:p>
          </table:table-cell>
          <table:table-cell table:style-name="Table1.E2" office:value-type="string">
            <text:p text:style-name="P13">Deletes user</text:p>
            <text:p text:style-name="P2">auth_timestamp, auth_hash, i_am_client</text:p>
          </table:table-cell>
        </table:table-row>
        <table:table-row>
          <table:table-cell table:style-name="Table1.A2" office:value-type="string">
            <text:p text:style-name="P5">/user/{username}/devices</text:p>
          </table:table-cell>
          <table:table-cell table:style-name="Table1.A2" office:value-type="string">
            <text:p text:style-name="P1">Gets user devices</text:p>
            <text:p text:style-name="P14">QUER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3">Deletes user devices</text:p>
            <text:p text:style-name="P2">auth_timestamp, auth_hash, i_am_client</text:p>
          </table:table-cell>
        </table:table-row>
        <table:table-row>
          <table:table-cell table:style-name="Table1.A2" office:value-type="string">
            <text:p text:style-name="P5">/user/{username}/files</text:p>
          </table:table-cell>
          <table:table-cell table:style-name="Table1.A2" office:value-type="string">
            <text:p text:style-name="P1">Gets user files</text:p>
            <text:p text:style-name="P14">QUER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3">Deletes user files</text:p>
            <text:p text:style-name="P10">auth_timestamp, auth_hash, i_am_client</text:p>
          </table:table-cell>
        </table:table-row>
        <table:table-row>
          <table:table-cell table:style-name="Table1.A2" office:value-type="string">
            <text:p text:style-name="P5">/user/{username}/device/{devicename}</text:p>
          </table:table-cell>
          <table:table-cell table:style-name="Table1.B2" office:value-type="string">
            <text:p text:style-name="P9">Gets device information</text:p>
          </table:table-cell>
          <table:table-cell table:style-name="Table1.B2" office:value-type="string">
            <text:p text:style-name="P8">Edit device info</text:p>
          </table:table-cell>
          <table:table-cell table:style-name="Table1.A2" office:value-type="string">
            <text:p text:style-name="P1">Adds new device for user</text:p>
            <text:p text:style-name="P3"><text:span text:style-name="T1">auth_timestamp, auth_hash, i_am_client</text:span>, password, dev_type</text:p>
          </table:table-cell>
          <table:table-cell table:style-name="Table1.E2" office:value-type="string">
            <text:p text:style-name="P13">Deletes device and all its metadata and uploaded files from user</text:p>
            <text:p text:style-name="P2">auth_timestamp, auth_hash, i_am_client</text:p>
          </table:table-cell>
        </table:table-row>
        <table:table-row>
          <table:table-cell table:style-name="Table1.A2" office:value-type="string">
            <text:p text:style-name="P5">/user/{username}/device/{devicename}/online</text:p>
          </table:table-cell>
          <table:table-cell table:style-name="Table1.A2" office:value-type="string">
            <text:p text:style-name="P1">Returns lastseen time</text:p>
          </table:table-cell>
          <table:table-cell table:style-name="Table1.A2" office:value-type="string">
            <text:p text:style-name="P1">Marks that device is online</text:p>
            <text:p text:style-name="P2">auth_timestamp, auth_hash, i_am_clien. Can also have status hashmap which can contain ex. Location:</text:p>
            <text:p text:style-name="P2">status =&gt;{ ”device_location”=&gt; {”latitude”=&gt;”21.55”, ”longitude” =&gt;”33.45”}}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/user/{username}/device/{devicename}/files</text:p>
            <text:p text:style-name="P5">and</text:p>
            <text:p text:style-name="P7">/device/{deviceid}/files</text:p>
          </table:table-cell>
          <table:table-cell table:style-name="Table1.A2" office:value-type="string">
            <text:p text:style-name="P1">Gets files of device</text:p>
            <text:p text:style-name="P14">QUER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lelist to server in message body</text:p>
            <text:p text:style-name="P2">auth_timestamp, auth_hash, i_am_client</text:p>
          </table:table-cell>
          <table:table-cell table:style-name="Table1.E2" office:value-type="string">
            <text:p text:style-name="P13">Deletes devices files metadata and uploaded files</text:p>
            <text:p text:style-name="P2">auth_timestamp, auth_hash, i_am_client</text:p>
          </table:table-cell>
        </table:table-row>
        <table:table-row>
          <table:table-cell table:style-name="Table1.A2" office:value-type="string">
            <text:p text:style-name="P5">/user/{username}/device/{devicename}/files/{*filepath}</text:p>
            <text:p text:style-name="P5">and</text:p>
            <text:p text:style-name="P7"><text:soft-page-break/>/device/{deviceid}/files/{*filepath}</text:p>
          </table:table-cell>
          <table:table-cell table:style-name="Table1.A2" office:value-type="string">
            <text:p text:style-name="P1">Gets file from device</text:p>
            <text:p text:style-name="P2">auth_timestamp, auth_hash, i_am_clien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Uploads file to server</text:p>
            <text:p text:style-name="P2">auth_timestamp, auth_hash, i_am_client</text:p>
          </table:table-cell>
          <table:table-cell table:style-name="Table1.E2" office:value-type="string">
            <text:p text:style-name="P13">Deletes uploaded file from server</text:p>
            <text:p text:style-name="P2">auth_timestamp, auth_hash, <text:soft-page-break/>i_am_client</text:p>
          </table:table-cell>
        </table:table-row>
        <table:table-row>
          <table:table-cell table:style-name="Table1.A2" office:value-type="string">
            <text:p text:style-name="P5">/user/{username}/device/{devicename}/filerigths/{*filepath}</text:p>
            <text:p text:style-name="P6">and</text:p>
            <text:p text:style-name="P6">/device/{deviceid}/filerights/{*filepath}</text:p>
          </table:table-cell>
          <table:table-cell table:style-name="Table1.B2" office:value-type="string">
            <text:p text:style-name="P8">Gets information of rights of the file</text:p>
          </table:table-cell>
          <table:table-cell table:style-name="Table1.A2" office:value-type="string">
            <text:p text:style-name="P1">Edit file rights</text:p>
            <text:p text:style-name="P4"><text:span text:style-name="T1">auth_timestamp, auth_hash, i_am_client</text:span> and:</text:p>
            <text:p text:style-name="P4">(public=&gt;true) or</text:p>
            <text:p text:style-name="P4">*(group:[groupname]=&gt;[1|0])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/user/{username}/group/{groupname}/member/{usernam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1">Adds new group</text:p>
            <text:p text:style-name="P12">auth_timestamp, auth_hash, i_am_client</text:p>
          </table:table-cell>
          <table:table-cell table:style-name="Table1.E2" office:value-type="string">
            <text:p text:style-name="P11">Deletes group</text:p>
            <text:p text:style-name="P12">auth_timestamp, auth_hash, i_am_client</text:p>
          </table:table-cell>
        </table:table-row>
        <table:table-row>
          <table:table-cell table:style-name="Table1.A2" office:value-type="string">
            <text:p text:style-name="P1">/group/{groupname}/user/{username}/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1">Adds user to a group</text:p>
            <text:p text:style-name="P12">auth_timestamp, auth_hash, i_am_client</text:p>
          </table:table-cell>
          <table:table-cell table:style-name="Table1.E2" office:value-type="string">
            <text:p text:style-name="P1">Removes user from group</text:p>
            <text:p text:style-name="P2">auth_timestamp, auth_hash, i_am_client</text:p>
          </table:table-cell>
        </table:table-row>
        <table:table-row>
          <table:table-cell table:style-name="Table1.A2" office:value-type="string">
            <text:p text:style-name="P1">/metadatatypes</text:p>
          </table:table-cell>
          <table:table-cell table:style-name="Table1.A2" office:value-type="string">
            <text:p text:style-name="P1">Gets list of existing metadata typ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/metadatatype/{metadatatyp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Edit existing metadata type</text:p>
            <text:p text:style-name="P1"><text:span text:style-name="T2">new_metadata_type</text:span></text:p>
          </table:table-cell>
          <table:table-cell table:style-name="Table1.A2" office:value-type="string">
            <text:p text:style-name="P11">Adds new metadata type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/user/{username}/device/{devicename}/metadata/{*filepath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Creates new or edits existing metadata</text:p>
            <text:p text:style-name="P4"><text:span text:style-name="T1">metadata_type, metadata_ valu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">Deletes metadata</text:p>
            <text:p text:style-name="P1"><text:span text:style-name="T2">metadata_type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Implemented</text:p>
          </table:table-cell>
        </table:table-row>
        <table:table-row>
          <table:table-cell table:style-name="Table2.A2" office:value-type="string">
            <text:p text:style-name="Table_20_Contents">No yet implemented, suggestion</text:p>
          </table:table-cell>
        </table:table-row>
        <table:table-row>
          <table:table-cell table:style-name="Table2.A3" office:value-type="string">
            <text:p text:style-name="Table_20_Contents">Different route, not yet implemented</text:p>
          </table:table-cell>
        </table:table-row>
        <table:table-row>
          <table:table-cell table:style-name="Table2.A4" office:value-type="string">
            <text:p text:style-name="Table_20_Contents">Queries</text:p>
          </table:table-cell>
        </table:table-row>
        <table:table-row>
          <table:table-cell table:style-name="Table2.A5" office:value-type="string">
            <text:p text:style-name="Table_20_Contents">Currently broken, not yet upda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05T15:36:43</meta:creation-date>
    <dc:date>2010-08-12T16:23:08</dc:date>
    <meta:editing-duration>PT291H25M33S</meta:editing-duration>
    <meta:editing-cycles>49</meta:editing-cycles>
    <meta:generator>OpenOffice.org/3.2$Linux OpenOffice.org_project/320m12$Build-9483</meta:generator>
    <meta:document-statistic meta:table-count="2" meta:image-count="0" meta:object-count="0" meta:page-count="2" meta:paragraph-count="86" meta:word-count="389" meta:character-count="2380"/>
    <dc:creator>peltol45 </dc:creator>
    <meta:user-defined meta:name="Info 1"/>
    <meta:user-defined meta:name="Info 2"/>
    <meta:user-defined meta:name="Info 3"/>
    <meta:user-defined meta:name="Info 4"/>
  </office:meta>
</office:document-meta>
</file>